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weight="bold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eguridad y Eficiencia de Sesiones (Cookies)</text:h>
      <text:p text:style-name="Text_20_body">Actualmente, si tu Backend se reinicia (algo común en Fly.io), pierdes el token y tienes que volver a iniciar sesión, incluso si tienes una sesión "activa" en el Frontend. Además, tenemos que manipular el token manualmente en el código.</text:p>
      <text:p text:style-name="Text_20_body">Vamos a hacer que tu Backend use <text:span text:style-name="T1">Cookies Seguras (</text:span><text:span text:style-name="Source_20_Text"><text:span text:style-name="T1">HttpOnly</text:span></text:span><text:span text:style-name="T1">)</text:span>. Esto logrará dos cosas:</text:p>
      <text:list xml:id="list4345764578096776419" text:style-name="L1">
        <text:list-item>
          <text:p text:style-name="P1"><text:span text:style-name="T1">Seguridad:</text:span> El token ya no será visible ni accesible por JavaScript (protección contra ataques XSS).</text:p>
        </text:list-item>
        <text:list-item>
          <text:p text:style-name="P1"><text:span text:style-name="T1">Eficiencia:</text:span> El navegador enviará automáticamente la cookie con cada petición a tu API, eliminando la necesidad de guardar el token en una variable JS.</text:p>
        </text:list-item>
      </text:list>
      <text:p text:style-name="Text_20_body">Necesitamos modificar tanto el <text:span text:style-name="T1">Backend (Python)</text:span> como el <text:span text:style-name="T1">Frontend (JavaScript)</text:span>.</text:p>
      <text:p text:style-name="Horizontal_20_Line"/>
      <text:h text:style-name="Heading_20_3" text:outline-level="3">? Fase 1: Modificación del Backend (Python)</text:h>
      <text:p text:style-name="Text_20_body">Necesitas cambiar la forma en que el <text:span text:style-name="Source_20_Text">login</text:span> genera el token y cómo lo envía.</text:p>
      <text:p text:style-name="Text_20_body"><text:span text:style-name="T1">Archivos a modificar:</text:span> <text:span text:style-name="Source_20_Text">app_backend.py</text:span></text:p>
      <text:h text:style-name="Heading_20_4" text:outline-level="4">1. Instalación de Dependencia</text:h>
      <text:p text:style-name="Text_20_body">Vamos a usar una librería para trabajar con cookies en Flask.</text:p>
      <text:p text:style-name="Text_20_body"><text:span text:style-name="T1">En tu terminal, en la carpeta </text:span><text:span text:style-name="Source_20_Text"><text:span text:style-name="T1">ventas</text:span></text:span><text:span text:style-name="T1">:</text:span></text:p>
      <text:p text:style-name="Text_20_body">Bash</text:p>
      <text:p text:style-name="P4"><text:span text:style-name="Source_20_Text">pip install flask-session</text:span></text:p>
      <text:p text:style-name="Text_20_body"><text:span text:style-name="T1">Asegúrate de añadir </text:span><text:span text:style-name="Source_20_Text"><text:span text:style-name="T1">Flask-Session</text:span></text:span><text:span text:style-name="T1"> a tu </text:span><text:span text:style-name="Source_20_Text"><text:span text:style-name="T1">requirements.txt</text:span></text:span><text:span text:style-name="T1">:</text:span></text:p>
      <text:p text:style-name="Text_20_body">Bash</text:p>
      <text:p text:style-name="P4"><text:span text:style-name="Source_20_Text">echo "Flask-Session" &gt;&gt; requirements.txt</text:span></text:p>
      <text:h text:style-name="Heading_20_4" text:outline-level="4">2. Modificar la Ruta <text:span text:style-name="Source_20_Text">/auth/login</text:span></text:h>
      <text:p text:style-name="Text_20_body">Busca la función de <text:span text:style-name="Source_20_Text">login</text:span> en <text:span text:style-name="Source_20_Text">app_backend.py</text:span> y modifícala para que, en lugar de devolver el token en el JSON, lo ponga en una cookie.</text:p>
      <text:p text:style-name="Text_20_body"><text:span text:style-name="T1">Cambios clave en </text:span><text:span text:style-name="Source_20_Text"><text:span text:style-name="T1">app_backend.py</text:span></text:span><text:span text:style-name="T1">:</text:span></text:p>
      <text:p text:style-name="Text_20_body">Python</text:p>
      <text:p text:style-name="Preformatted_20_Text"><text:span text:style-name="Source_20_Text"># ... (otras importaciones)</text:span></text:p>
      <text:p text:style-name="Preformatted_20_Text"><text:span text:style-name="Source_20_Text">from flask import Flask, request, jsonify, make_response # &lt;&lt; Añadir make_response</text:span></text:p>
      <text:p text:style-name="Preformatted_20_Text"><text:span text:style-name="Source_20_Text">from flask_bcrypt import Bcrypt</text:span></text:p>
      <text:p text:style-name="Preformatted_20_Text"><text:span text:style-name="Source_20_Text">from flask_sqlalchemy import SQLAlchemy</text:span></text:p>
      <text:p text:style-name="Preformatted_20_Text"><text:span text:style-name="Source_20_Text">from flask_cors import CORS</text:span></text:p>
      <text:p text:style-name="Preformatted_20_Text"/>
      <text:p text:style-name="Preformatted_20_Text"><text:span text:style-name="Source_20_Text"># ... (resto de setup de Flask, Bcrypt, SQLAlchemy)</text:span></text:p>
      <text:p text:style-name="Preformatted_20_Text"/>
      <text:p text:style-name="Preformatted_20_Text"><text:span text:style-name="Source_20_Text"># --- RUTAS DE AUTENTICACIÓN ---</text:span></text:p>
      <text:p text:style-name="Preformatted_20_Text"/>
      <text:p text:style-name="Preformatted_20_Text"><text:span text:style-name="Source_20_Text">@app.route('/auth/login', methods=['POST'])</text:span></text:p>
      <text:p text:style-name="Preformatted_20_Text"><text:span text:style-name="Source_20_Text">def login():</text:span></text:p>
      <text:p text:style-name="Preformatted_20_Text"><text:soft-page-break/><text:span text:style-name="Source_20_Text"><text:s text:c="4"/>data = request.get_json()</text:span></text:p>
      <text:p text:style-name="Preformatted_20_Text"><text:span text:style-name="Source_20_Text"><text:s text:c="4"/>usuario_ingresado = data.get('usuario')</text:span></text:p>
      <text:p text:style-name="Preformatted_20_Text"><text:span text:style-name="Source_20_Text"><text:s text:c="4"/>contraseña_ingresada = data.get('contraseña')</text:span></text:p>
      <text:p text:style-name="Preformatted_20_Text"/>
      <text:p text:style-name="Preformatted_20_Text"><text:span text:style-name="Source_20_Text"><text:s text:c="4"/>if not usuario_ingresado or not contraseña_ingresada:</text:span></text:p>
      <text:p text:style-name="Preformatted_20_Text"><text:span text:style-name="Source_20_Text"><text:s text:c="8"/>return jsonify({"error": "Faltan usuario o contraseña"}), 400</text:span></text:p>
      <text:p text:style-name="Preformatted_20_Text"/>
      <text:p text:style-name="Preformatted_20_Text"><text:span text:style-name="Source_20_Text"><text:s text:c="4"/>usuario = Usuario.query.filter_by(usuario=usuario_ingresado).first()</text:span></text:p>
      <text:p text:style-name="Preformatted_20_Text"/>
      <text:p text:style-name="Preformatted_20_Text"><text:span text:style-name="Source_20_Text"><text:s text:c="4"/>if usuario and bcrypt.check_password_hash(usuario.contraseña_hash, contraseña_ingresada):</text:span></text:p>
      <text:p text:style-name="Preformatted_20_Text"><text:span text:style-name="Source_20_Text"><text:s text:c="8"/># 1. Generar el token (esto ya lo tienes)</text:span></text:p>
      <text:p text:style-name="Preformatted_20_Text"><text:span text:style-name="Source_20_Text"><text:s text:c="8"/># Aquí deberías usar una librería como Flask-JWT-Extended, pero para simplificar, usaremos el usuario_id como token</text:span></text:p>
      <text:p text:style-name="Preformatted_20_Text"><text:span text:style-name="Source_20_Text"><text:s text:c="8"/>token_temporal = str(usuario.id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2. Creamos la respuesta (NO devolvemos JSON con token)</text:span></text:p>
      <text:p text:style-name="Preformatted_20_Text"><text:span text:style-name="Source_20_Text"><text:s text:c="8"/>response = make_response(jsonify({"mensaje": "Inicio de sesión exitoso", "usuario": usuario.usuario}), 200)</text:span></text:p>
      <text:p text:style-name="Preformatted_20_Text"/>
      <text:p text:style-name="Preformatted_20_Text"><text:span text:style-name="Source_20_Text"><text:s text:c="8"/># 3. Configuramos la Cookie Segura</text:span></text:p>
      <text:p text:style-name="Preformatted_20_Text"><text:span text:style-name="Source_20_Text"><text:s text:c="8"/>response.set_cookie(</text:span></text:p>
      <text:p text:style-name="Preformatted_20_Text"><text:span text:style-name="Source_20_Text"><text:s text:c="12"/>'session_token', <text:s text:c="13"/># Nombre de la cookie</text:span></text:p>
      <text:p text:style-name="Preformatted_20_Text"><text:span text:style-name="Source_20_Text"><text:s text:c="12"/>token_temporal, <text:s text:c="14"/># Valor (el ID de usuario o un token JWT)</text:span></text:p>
      <text:p text:style-name="Preformatted_20_Text"><text:span text:style-name="Source_20_Text"><text:s text:c="12"/>httponly=True, <text:s text:c="15"/># IMPRESCINDIBLE: No accesible por JavaScript (seguridad XSS)</text:span></text:p>
      <text:p text:style-name="Preformatted_20_Text"><text:span text:style-name="Source_20_Text"><text:s text:c="12"/>secure=True, <text:s text:c="17"/># IMPRESCINDIBLE: Solo se envía a través de HTTPS (seguridad)</text:span></text:p>
      <text:p text:style-name="Preformatted_20_Text"><text:span text:style-name="Source_20_Text"><text:s text:c="12"/>samesite='Lax', <text:s text:c="14"/># Permitir que la cookie se envíe en navegación de terceros (CORS)</text:span></text:p>
      <text:p text:style-name="Preformatted_20_Text"><text:span text:style-name="Source_20_Text"><text:s text:c="12"/>max_age=3600 * 24 * 7 <text:s text:c="8"/># Caducidad: 7 días</text:span></text:p>
      <text:p text:style-name="Preformatted_20_Text"><text:span text:style-name="Source_20_Text"><text:s text:c="8"/>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response # Devolvemos la respuesta con la cookie configurada</text:span></text:p>
      <text:p text:style-name="Preformatted_20_Text"/>
      <text:p text:style-name="Preformatted_20_Text"><text:span text:style-name="Source_20_Text"><text:s text:c="4"/>return jsonify({"error": "Credenciales inválidas"}), 401</text:span></text:p>
      <text:p text:style-name="Preformatted_20_Text"><text:span text:style-name="Source_20_Text"><text:s text:c="4"/></text:span></text:p>
      <text:p text:style-name="P4"><text:span text:style-name="Source_20_Text"># ... (resto de rutas de autenticación y CRUD)</text:span></text:p>
      <text:h text:style-name="Heading_20_4" text:outline-level="4">3. Modificar la Decoración de Rutas (Middleware de Token)</text:h>
      <text:p text:style-name="Text_20_body">Ahora que el token se envía en una cookie, debemos modificar el decorador o la función que comprueba si el usuario tiene permiso para acceder a las rutas CRUD. En lugar de buscar el token en <text:span text:style-name="Source_20_Text">request.json</text:span> o <text:span text:style-name="Source_20_Text">request.headers</text:span>, lo buscamos en <text:span text:style-name="Source_20_Text">request.cookies</text:span>.</text:p>
      <text:p text:style-name="Text_20_body"><text:span text:style-name="T1">Modifica la función </text:span><text:span text:style-name="Source_20_Text"><text:span text:style-name="T1">obtener_token_desde_cookie</text:span></text:span><text:span text:style-name="T1"> (o la función que uses para obtener el token en las rutas CRUD) en </text:span><text:span text:style-name="Source_20_Text"><text:span text:style-name="T1">app_backend.py</text:span></text:span><text:span text:style-name="T1">:</text:span></text:p>
      <text:p text:style-name="Text_20_body">Python</text:p>
      <text:p text:style-name="Preformatted_20_Text"><text:span text:style-name="Source_20_Text"># Función de verificación de autenticación (Ejemplo)</text:span></text:p>
      <text:p text:style-name="Preformatted_20_Text"><text:span text:style-name="Source_20_Text"># Reemplaza tu lógica actual de obtener/verificar token con esto:</text:span></text:p>
      <text:p text:style-name="Preformatted_20_Text"/>
      <text:p text:style-name="Preformatted_20_Text"><text:span text:style-name="Source_20_Text">def verificar_token(f):</text:span></text:p>
      <text:p text:style-name="Preformatted_20_Text"><text:span text:style-name="Source_20_Text"><text:s text:c="4"/>@wraps(f)</text:span></text:p>
      <text:p text:style-name="Preformatted_20_Text"><text:span text:style-name="Source_20_Text"><text:s text:c="4"/>def decorated(*args, **kwargs):</text:span></text:p>
      <text:p text:style-name="Preformatted_20_Text"><text:span text:style-name="Source_20_Text"><text:s text:c="8"/># 1. Intentar obtener el token de la cookie</text:span></text:p>
      <text:p text:style-name="Preformatted_20_Text"><text:span text:style-name="Source_20_Text"><text:s text:c="8"/>token = request.cookies.get('session_token') 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not token:</text:span></text:p>
      <text:p text:style-name="Preformatted_20_Text"><text:span text:style-name="Source_20_Text"><text:s text:c="12"/># Si no hay token en la cookie, devolvemos error de autenticación</text:span></text:p>
      <text:p text:style-name="Preformatted_20_Text"><text:soft-page-break/><text:span text:style-name="Source_20_Text"><text:s text:c="12"/>return jsonify({'error': 'No autenticado o sesión expirada'}), 401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2. Verificar que el token (ID de usuario) sea válido</text:span></text:p>
      <text:p text:style-name="Preformatted_20_Text"><text:span text:style-name="Source_20_Text"><text:s text:c="8"/>usuario = Usuario.query.get(token) # Buscamos el usuario por el ID (que usamos como token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not usuario:</text:span></text:p>
      <text:p text:style-name="Preformatted_20_Text"><text:span text:style-name="Source_20_Text"><text:s text:c="12"/>return jsonify({'error': 'Token inválido o usuario no encontrado'}), 401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Si todo es correcto, guardamos el usuario en el contexto y continuamos</text:span></text:p>
      <text:p text:style-name="Preformatted_20_Text"><text:span text:style-name="Source_20_Text"><text:s text:c="8"/># request.current_user = usuario </text:span></text:p>
      <text:p text:style-name="Preformatted_20_Text"><text:span text:style-name="Source_20_Text"><text:s text:c="8"/>return f(*args, **kwargs)</text:span></text:p>
      <text:p text:style-name="Preformatted_20_Text"/>
      <text:p text:style-name="P4"><text:span text:style-name="Source_20_Text"><text:s text:c="4"/>return decorated</text:span></text:p>
      <text:p text:style-name="Text_20_body"><text:span text:style-name="T1">¡Asegúrate de aplicar este nuevo sistema de verificación a todas tus rutas CRUD (</text:span><text:span text:style-name="Source_20_Text"><text:span text:style-name="T1">GET /cultivos</text:span></text:span><text:span text:style-name="T1">, </text:span><text:span text:style-name="Source_20_Text"><text:span text:style-name="T1">POST /cultivos</text:span></text:span><text:span text:style-name="T1">, etc.)!</text:span></text:p>
      <text:p text:style-name="Horizontal_20_Line"/>
      <text:h text:style-name="Heading_20_3" text:outline-level="3">? Despliegue del Backend</text:h>
      <text:list xml:id="list843820888828797117" text:style-name="L2">
        <text:list-item>
          <text:p text:style-name="P2">Guarda los cambios en <text:span text:style-name="Source_20_Text">app_backend.py</text:span>.</text:p>
        </text:list-item>
        <text:list-item>
          <text:p text:style-name="P2">Haz el <text:span text:style-name="Source_20_Text">pip install flask-session</text:span> y verifica <text:span text:style-name="Source_20_Text">requirements.txt</text:span>.</text:p>
        </text:list-item>
        <text:list-item>
          <text:p text:style-name="P2">Despliega el Backend:</text:p>
        </text:list-item>
      </text:list>
      <text:p text:style-name="Text_20_body">Bash</text:p>
      <text:p text:style-name="Preformatted_20_Text"><text:span text:style-name="Source_20_Text">git add app_backend.py requirements.txt</text:span></text:p>
      <text:p text:style-name="Preformatted_20_Text"><text:span text:style-name="Source_20_Text">git commit -m "feat(backend): Implementar autenticación segura con cookies HttpOnly."</text:span></text:p>
      <text:p text:style-name="P4"><text:span text:style-name="Source_20_Text">flyctl deploy</text:span></text:p>
      <text:p text:style-name="P3">Una vez que el Backend esté listo, dime para pasar a la Fase 2 (modificación del Frontend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3</meta:editing-cycles>
    <meta:generator>OpenOffice/4.1.15$Win32 OpenOffice.org_project/4115m2$Build-9813</meta:generator>
    <dc:date>2025-11-05T15:30:12.33</dc:date>
    <meta:document-statistic meta:table-count="0" meta:image-count="0" meta:object-count="0" meta:page-count="3" meta:paragraph-count="93" meta:word-count="688" meta:character-count="5141"/>
    <dc:creator>Antolin Lorenzo Porto Fraga</dc:creator>
    <meta:user-defined meta:name="Info 1"/>
    <meta:user-defined meta:name="Info 2"/>
    <meta:user-defined meta:name="Info 3"/>
    <meta:user-defined meta:name="Info 4"/>
  </office:meta>
</office:document-meta>
</file>